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dDataSet.initializ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agedDataSet.setShowAll( boolean show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has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dDataSet.setPageSize( int pag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isPart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getCurren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getCurren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setFirstRow( int first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PagedDataSet( String dataSource ,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dDataSet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dDataSe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setMaxRow( int max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dDataSet.setPartial( boolean parti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